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7218" officeooo:paragraph-rsid="000c7218"/>
    </style:style>
    <style:style style:name="P2" style:family="paragraph" style:parent-style-name="Standard">
      <style:paragraph-properties fo:text-align="center" style:justify-single-word="false"/>
      <style:text-properties fo:font-weight="bold" officeooo:rsid="000c7218" officeooo:paragraph-rsid="000c7218" style:font-weight-asian="bold" style:font-weight-complex="bold"/>
    </style:style>
    <style:style style:name="P3" style:family="paragraph" style:parent-style-name="Standard">
      <style:text-properties style:text-underline-style="solid" style:text-underline-width="auto" style:text-underline-color="font-color" officeooo:rsid="000c7218" officeooo:paragraph-rsid="000c7218"/>
    </style:style>
    <style:style style:name="P4" style:family="paragraph" style:parent-style-name="Standard">
      <style:text-properties style:text-underline-style="solid" style:text-underline-width="auto" style:text-underline-color="font-color" fo:font-weight="normal" officeooo:rsid="000c7218" officeooo:paragraph-rsid="000c7218"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0d3401" officeooo:paragraph-rsid="000d3401" style:font-weight-asian="normal" style:font-weight-complex="normal"/>
    </style:style>
    <style:style style:name="P6" style:family="paragraph" style:parent-style-name="Standard">
      <style:text-properties style:text-underline-style="none" officeooo:rsid="000c7218" officeooo:paragraph-rsid="000c7218"/>
    </style:style>
    <style:style style:name="P7" style:family="paragraph" style:parent-style-name="Standard">
      <style:text-properties style:text-underline-style="none" fo:font-weight="normal" officeooo:rsid="000c7218" officeooo:paragraph-rsid="000c7218" style:font-weight-asian="normal" style:font-weight-complex="normal"/>
    </style:style>
    <style:style style:name="P8" style:family="paragraph" style:parent-style-name="Standard">
      <style:text-properties style:text-underline-style="none" fo:font-weight="normal" officeooo:rsid="000d3401" officeooo:paragraph-rsid="000d3401" style:font-weight-asian="normal" style:font-weight-complex="normal"/>
    </style:style>
    <style:style style:name="P9" style:family="paragraph" style:parent-style-name="Standard">
      <style:text-properties style:text-underline-style="none" fo:font-weight="normal" officeooo:rsid="000e9069" officeooo:paragraph-rsid="000e9069" style:font-weight-asian="normal" style:font-weight-complex="normal"/>
    </style:style>
    <style:style style:name="P10" style:family="paragraph" style:parent-style-name="Standard">
      <style:text-properties officeooo:rsid="0013a6b1" officeooo:paragraph-rsid="0013a6b1"/>
    </style:style>
    <style:style style:name="P11" style:family="paragraph" style:parent-style-name="Standard">
      <style:text-properties officeooo:rsid="0014aa22" officeooo:paragraph-rsid="0014aa22"/>
    </style:style>
    <style:style style:name="P12" style:family="paragraph" style:parent-style-name="Standard">
      <style:text-properties officeooo:rsid="0016a204" officeooo:paragraph-rsid="0016a204"/>
    </style:style>
    <style:style style:name="P13" style:family="paragraph" style:parent-style-name="Standard">
      <style:text-properties officeooo:rsid="0016ea9d" officeooo:paragraph-rsid="0016ea9d"/>
    </style:style>
    <style:style style:name="P14" style:family="paragraph" style:parent-style-name="Standard">
      <style:text-properties officeooo:rsid="00172410" officeooo:paragraph-rsid="00172410"/>
    </style:style>
    <style:style style:name="P15" style:family="paragraph" style:parent-style-name="Standard">
      <style:text-properties officeooo:rsid="0018a38f" officeooo:paragraph-rsid="0018a38f"/>
    </style:style>
    <style:style style:name="P16" style:family="paragraph" style:parent-style-name="Standard">
      <style:text-properties officeooo:rsid="0018a38f" officeooo:paragraph-rsid="0018a38f"/>
    </style:style>
    <style:style style:name="P17" style:family="paragraph" style:parent-style-name="Standard">
      <style:text-properties officeooo:rsid="00196f13" officeooo:paragraph-rsid="00196f13"/>
    </style:style>
    <style:style style:name="P18" style:family="paragraph" style:parent-style-name="Standard">
      <style:text-properties officeooo:rsid="00196f13" officeooo:paragraph-rsid="001a1553"/>
    </style:style>
    <style:style style:name="P19" style:family="paragraph" style:parent-style-name="Standard">
      <style:text-properties officeooo:rsid="001a1553" officeooo:paragraph-rsid="001a1553"/>
    </style:style>
    <style:style style:name="P20" style:family="paragraph" style:parent-style-name="Standard">
      <style:text-properties style:text-underline-style="solid" style:text-underline-width="auto" style:text-underline-color="font-color" officeooo:rsid="00196f13" officeooo:paragraph-rsid="00196f13"/>
    </style:style>
    <style:style style:name="T1" style:family="text">
      <style:text-properties officeooo:rsid="000cbc73"/>
    </style:style>
    <style:style style:name="T2" style:family="text">
      <style:text-properties officeooo:rsid="000e9069"/>
    </style:style>
    <style:style style:name="T3" style:family="text">
      <style:text-properties officeooo:rsid="00116052"/>
    </style:style>
    <style:style style:name="T4" style:family="text">
      <style:text-properties officeooo:rsid="00196f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duino TOSLINK <text:span text:style-name="T1">S</text:span>hield</text:p>
      <text:p text:style-name="P1"/>
      <text:p text:style-name="P1"/>
      <text:p text:style-name="P1">(Note for AB – Need to check duty cycle vs DC contradiction in data sheet with Toshiba)</text:p>
      <text:p text:style-name="P1"/>
      <text:p text:style-name="P3">Task 1</text:p>
      <text:p text:style-name="P1"/>
      <text:p text:style-name="P1">Find the fastest speed at which the Arduino TOSLINK shield can communicate reliably.</text:p>
      <text:p text:style-name="P1"/>
      <text:p text:style-name="P1">- This may not be 'official' baud rate – so we may have to some fancy timing experiments.</text:p>
      <text:p text:style-name="P1">- Also look into Manchester coding.</text:p>
      <text:p text:style-name="P1"/>
      <text:p text:style-name="P3">Task 2</text:p>
      <text:p text:style-name="P1"/>
      <text:p text:style-name="P1">Check this speed works between two Arduinos as well as one Arduino taking to itself. </text:p>
      <text:p text:style-name="P1"/>
      <text:p text:style-name="P3">Task 3</text:p>
      <text:p text:style-name="P3"/>
      <text:p text:style-name="P6">Experiment with splitter.</text:p>
      <text:p text:style-name="P6"/>
      <text:p text:style-name="P6">- Find out how often we can split the signal and still get reliable communications at speed. </text:p>
      <text:p text:style-name="P6"/>
      <text:p text:style-name="P4">Task 4</text:p>
      <text:p text:style-name="P4"/>
      <text:p text:style-name="P7">Reverse the splitter. </text:p>
      <text:p text:style-name="P7"/>
      <text:p text:style-name="P7">- Can we transmit backwards through it.</text:p>
      <text:p text:style-name="P7">- Can we combine two data streams into one (care with data sheet contradiction mentioned above).</text:p>
      <text:p text:style-name="P7"/>
      <text:p text:style-name="P5">Task 5 </text:p>
      <text:p text:style-name="P5"/>
      <text:p text:style-name="P8"><text:s/>Experiment with electrical interferance</text:p>
      <text:p text:style-name="P8"/>
      <text:p text:style-name="P8">- See if it is possible to interrupt the signal.</text:p>
      <text:p text:style-name="P8">- Maybe use welder?</text:p>
      <text:p text:style-name="P8"/>
      <text:p text:style-name="P7"/>
      <text:p text:style-name="P4"><text:s/><text:span text:style-name="T2">Notes/findings:</text:span></text:p>
      <text:p text:style-name="P9">The optical connection transmits much faster than usb connections with out errors.</text:p>
      <text:p text:style-name="P9"/>
      <text:p text:style-name="Standard">I found out that I have to define the names of loops before anything and then in loop/setup I could set their <text:span text:style-name="T3">contents.</text:span></text:p>
      <text:p text:style-name="Standard"/>
      <text:p text:style-name="P10">Created a code for working out the speed of the information passing through the optical fibre and also made a few lines of code which check to make sure the information is not getting jumbled or corrupt on its journey.</text:p>
      <text:p text:style-name="Standard"/>
      <text:p text:style-name="P10">started plotting the speed of the processes carried out and began to work out the averages and standard deviation of the speeds.</text:p>
      <text:p text:style-name="P10"/>
      <text:p text:style-name="P11">Created a program to to transmit data through splitters and the two arduinos.</text:p>
      <text:p text:style-name="P11"/>
      <text:p text:style-name="P11"><text:soft-page-break/>Researched a bit about Manchester coding a copied over a transmit and receive code for each of the arduinos <text:s/>and began to test the speeds</text:p>
      <text:p text:style-name="P11"/>
      <text:p text:style-name="P12">Copied code from the web which sends a data package from one arduino to the other </text:p>
      <text:p text:style-name="P12"/>
      <text:p text:style-name="P12">we then adapted this code to have different sections and have a checker to make sure the data was transmitted correctly with no errors and if there was any it would notify us of those</text:p>
      <text:p text:style-name="P12"/>
      <text:p text:style-name="P13">created the code to make sure all the data is transmitted and received exactly with no errors</text:p>
      <text:p text:style-name="P13"/>
      <text:p text:style-name="P14">also added a debug where if set to true the it would show what was happening.</text:p>
      <text:p text:style-name="P14"/>
      <text:p text:style-name="P15">Created a lengths section where it would define the length for the packet</text:p>
      <text:p text:style-name="P15"/>
      <text:p text:style-name="P15">created some code where the data would be read for up to 6-7 sections in the array until being set back to zero.</text:p>
      <text:p text:style-name="P15"/>
      <text:p text:style-name="P20">Summary of what has been done/created:</text:p>
      <text:p text:style-name="P17"/>
      <text:p text:style-name="P17">To start with our investigation we created a code which would test the speed of transmitting and receiving data through the optical fibre between two different arduinos. We then proceeded to find the fastest reliable speed for the data to be transmitted which we found out to be 1025000.</text:p>
      <text:p text:style-name="P17">We then moved on to investigate how much slower the transfer of data would be using splitters in the middle of the data transfer, which showed results that the splitters cold not be used because data transfer was pretty much stopped altogether or the data would be corrupt/jumbled.</text:p>
      <text:p text:style-name="P17"/>
      <text:p text:style-name="P18">The next thing we did was research into Manchester coding. We found someone’s code for transmitting and receiving data and copied this into the arduino programmer and fiddled around with it until we were happy with the changes we had made. </text:p>
      <text:p text:style-name="P18"/>
      <text:p text:style-name="P18"/>
      <text:p text:style-name="P19">We then created another program file which we were going to attempt to make send packets of data back and forth. <text:span text:style-name="T4">We then added useful feature</text:span>s<text:span text:style-name="T4"> to it. Which included adding a checker to make sure all the data was send and received properly, </text:span>a debug which when set to true<text:span text:style-name="T4"> </text:span>would tell us if <text:span text:style-name="T4">anything was wrong during transfer of the da</text:span>ta ,<text:span text:style-name="T4"> lengths section where we could define the length of the packet so that the right amount of data was tran</text:span>s<text:span text:style-name="T4">mitted </text:span>and also a section which would only read a certain amount of the array before going back to the beginning.Finally we moved to to researching into classes but this is how far we got. </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lly </meta:initial-creator>
    <meta:creation-date>2016-06-10T16:48:08.821905034</meta:creation-date>
    <dc:date>2016-06-17T15:22:25.718341478</dc:date>
    <dc:creator>Jacob </dc:creator>
    <meta:editing-duration>PT19H34M57S</meta:editing-duration>
    <meta:editing-cycles>12</meta:editing-cycles>
    <meta:generator>LibreOffice/5.0.5.2$Linux_X86_64 LibreOffice_project/00m0$Build-2</meta:generator>
    <meta:document-statistic meta:table-count="0" meta:image-count="0" meta:object-count="0" meta:page-count="2" meta:paragraph-count="37" meta:word-count="662" meta:character-count="3689" meta:non-whitespace-character-count="3052"/>
  </office:meta>
</office:document-meta>
</file>